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auto-grow-height="false" fo:min-height="2.386cm"/>
      <style:paragraph-properties style:writing-mode="lr-tb"/>
    </style:style>
    <style:style style:name="pr5" style:family="presentation" style:parent-style-name="TITLE_5f_AND_5f_BODY-outline1">
      <style:graphic-properties draw:auto-grow-height="true" fo:min-height="9.799cm"/>
      <style:paragraph-properties style:writing-mode="lr-tb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>
      <style:graphic-properties draw:auto-grow-height="false" fo:min-height="8.036cm"/>
      <style:paragraph-properties style:writing-mode="lr-tb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outline1">
      <style:graphic-properties draw:auto-grow-height="true" fo:min-height="9.209cm"/>
      <style:paragraph-properties style:writing-mode="lr-tb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MAIN_5f_POIN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language="cs" fo:country="CZ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52pt" fo:language="cs" fo:country="CZ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fo:language="cs" fo:country="CZ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6pt" fo:language="cs" fo:country="CZ" style:font-size-asian="26pt" style:font-size-complex="2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cs" fo:country="CZ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text-properties fo:language="cs" fo:country="CZ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48pt" fo:language="cs" fo:country="CZ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language="cs" fo:country="CZ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fo:language="cs" fo:country="CZ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1" fo:font-size="18pt" fo:letter-spacing="normal" fo:language="cs" fo:country="CZ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1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42pt" fo:letter-spacing="normal" fo:font-style="normal" style:text-underline-style="none" fo:font-weight="normal" style:font-name-asian="Arial1" style:font-size-asian="42pt" style:font-style-asian="normal" style:font-weight-asian="normal" style:font-name-complex="Arial1" style:font-size-complex="4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Arial1" style:font-size-asian="24pt" style:font-style-asian="italic" style:font-weight-asian="normal" style:font-name-complex="Arial1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1.442cm" presentation:class="title" presentation:user-transformed="true">
          <draw:text-box>
            <text:p text:style-name="P1"><text:span text:style-name="T1"><text:s/></text:span><text:span text:style-name="T1">Rozšíření architektury neuronové sítě</text:span></text:p>
          </draw:text-box>
        </draw:frame>
        <draw:frame draw:name="Google Shape;55;p13" presentation:style-name="pr2" draw:text-style-name="P3" draw:layer="layout" svg:width="23.667cm" svg:height="2.201cm" svg:x="0.866cm" svg:y="6.601cm" presentation:class="subtitle" presentation:user-transformed="true">
          <draw:text-box>
            <text:p text:style-name="P1"><text:span text:style-name="T2">Roman Kalivoda</text:span></text:p>
          </draw:text-box>
        </draw:frame>
        <draw:frame draw:name="Google Shape;55;p13_0" presentation:style-name="pr2" draw:text-style-name="P4" draw:layer="layout" svg:width="23.667cm" svg:height="2.201cm" svg:x="0.933cm" svg:y="10cm">
          <draw:text-box>
            <text:p text:style-name="P1"><text:span text:style-name="T3">vedoucí práce: Ing. Roman Mouček, Ph.D.</text:span></text:p>
          </draw:text-box>
        </draw:frame>
        <presentation:notes draw:style-name="dp2">
          <draw:page-thumbnail draw:name="Google Shape;51;p:notes" draw:style-name="gr1" draw:layer="layout" svg:width="19.798cm" svg:height="11.136cm" svg:x="0.6cm" svg:y="2.257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ce" draw:style-name="dp3" draw:master-page-name="TITLE_5f_AND_5f_BODY" presentation:presentation-page-layout-name="AL2T1">
        <office:forms form:automatic-focus="false" form:apply-design-mode="false"/>
        <draw:frame draw:name="Google Shape;61;p14" presentation:style-name="pr4" draw:text-style-name="P6" draw:layer="layout" svg:width="23.667cm" svg:height="2.386cm" svg:x="0.866cm" svg:y="0.838cm" presentation:class="title" presentation:user-transformed="true">
          <draw:text-box>
            <text:p text:style-name="P6">Motivace</text:p>
          </draw:text-box>
        </draw:frame>
        <draw:frame draw:name="Google Shape;62;p14" presentation:style-name="pr5" draw:text-style-name="P6" draw:layer="layout" svg:width="23.667cm" svg:height="10.353cm" svg:x="0.866cm" svg:y="3.201cm" presentation:class="outline" presentation:user-transformed="true">
          <draw:text-box>
            <text:list text:style-name="L2">
              <text:list-item>
                <text:p text:style-name="P6">Co jsou impulzní neuronové sítě (SNN)?</text:p>
              </text:list-item>
              <text:list-item>
                <text:p text:style-name="P6">Má to výhody oproti “klasickým” neuronovým sítím (ANN)?</text:p>
              </text:list-item>
              <text:list-item>
                <text:p text:style-name="P6">Můžeme využít poznatky z existujících architektur ANN?</text:p>
              </text:list-item>
              <text:list-item>
                <text:p text:style-name="P6">Cíle</text:p>
                <text:list>
                  <text:list-item>
                    <text:p text:style-name="P6">Prozkoumat stávající metody pro návrh SNN a nástroje pro jejich simulaci</text:p>
                  </text:list-item>
                  <text:list-item>
                    <text:p text:style-name="P6">Aplikovat SNN na vhodnou úlohu</text:p>
                  </text:list-item>
                </text:list>
              </text:list-item>
            </text:list>
            <text:p text:style-name="P6"/>
          </draw:text-box>
        </draw:frame>
        <presentation:notes draw:style-name="dp2">
          <office:forms form:automatic-focus="false" form:apply-design-mode="false"/>
          <draw:page-thumbnail draw:name="Google Shape;58;g885471cd33_0_2:notes" draw:style-name="gr1" draw:layer="layout" svg:width="16.931cm" svg:height="9.524cm" svg:x="1.059cm" svg:y="1.93cm" draw:page-number="2" presentation:class="page"/>
          <draw:frame draw:name="Google Shape;59;g885471cd33_0_2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office:forms form:automatic-focus="false" form:apply-design-mode="false"/>
        <draw:frame draw:name="Google Shape;75;p16" presentation:style-name="pr4" draw:text-style-name="P6" draw:layer="layout" svg:width="23.667cm" svg:height="2.386cm" svg:x="0.866cm" svg:y="0.838cm" presentation:class="title" presentation:user-transformed="true">
          <draw:text-box>
            <text:p text:style-name="P6">Vhodné úlohy</text:p>
          </draw:text-box>
        </draw:frame>
        <draw:frame draw:name="Google Shape;76;p16" presentation:style-name="pr7" draw:text-style-name="P6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6">MNIST dataset ručně psaných číslic</text:p>
                <text:list>
                  <text:list-item>
                    <text:p text:style-name="P6">„Lehká“ úloha pro dnešní ANN</text:p>
                  </text:list-item>
                  <text:list-item>
                    <text:p text:style-name="P6">Vhodná pro vyzkoušení a porovnání s ostatními klasifikátory</text:p>
                  </text:list-item>
                </text:list>
              </text:list-item>
              <text:list-item>
                <text:p text:style-name="P6">Binární klasifikace P300 komponenty signálu EEG</text:p>
                <text:list>
                  <text:list-item>
                    <text:p text:style-name="P6">Experiment „Guess The Number“</text:p>
                  </text:list-item>
                  <text:list-item>
                    <text:p text:style-name="P6">Již existovala konvoluční neuronová síť</text:p>
                  </text:list-item>
                  <text:list-item>
                    <text:p text:style-name="P6">Demonstrace konverze na praktičtější úloze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2;g885471cd33_0_12:notes" draw:style-name="gr1" draw:layer="layout" svg:width="16.932cm" svg:height="9.524cm" svg:x="1.059cm" svg:y="1.905cm" draw:page-number="3" presentation:class="page"/>
          <draw:frame draw:name="Google Shape;73;g885471cd33_0_12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office:forms form:automatic-focus="false" form:apply-design-mode="false"/>
        <draw:frame draw:name="Google Shape;68;p15" presentation:style-name="pr4" draw:text-style-name="P6" draw:layer="layout" svg:width="23.667cm" svg:height="2.386cm" svg:x="0.866cm" svg:y="0.838cm" presentation:class="title" presentation:user-transformed="true">
          <draw:text-box>
            <text:p text:style-name="P6">Použité metody a nástroje</text:p>
          </draw:text-box>
        </draw:frame>
        <draw:frame draw:name="Google Shape;69;p15" presentation:style-name="pr9" draw:text-style-name="P6" draw:layer="layout" svg:width="23.667cm" svg:height="9.209cm" svg:x="0.866cm" svg:y="3.201cm" presentation:class="outline" presentation:user-transformed="true">
          <draw:text-box>
            <text:list text:style-name="L2">
              <text:list-item>
                <text:p text:style-name="P6">Konverze umožňuje praktické využití stávajících architektur</text:p>
                <text:list>
                  <text:list-item>
                    <text:p text:style-name="P6">Využívá předem natrénované modely ANN</text:p>
                  </text:list-item>
                </text:list>
              </text:list-item>
              <text:list-item>
                <text:p text:style-name="P6">Nengo<text:tab/></text:p>
                <text:list>
                  <text:list-item>
                    <text:p text:style-name="P6">Unifikace modelů pro různé simulátory</text:p>
                  </text:list-item>
                  <text:list-item>
                    <text:p text:style-name="P6">Nengo-DL - vystavuje rozhraní totožné s Keras API</text:p>
                  </text:list-item>
                </text:list>
              </text:list-item>
              <text:list-item>
                <text:p text:style-name="P6">SNN-Toolbox</text:p>
                <text:list>
                  <text:list-item>
                    <text:p text:style-name="P6">Konvertor ANN modelů (Keras, PyTorch) na SNN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65;g885471cd33_0_7:notes" draw:style-name="gr1" draw:layer="layout" svg:width="16.932cm" svg:height="9.524cm" svg:x="1.059cm" svg:y="1.905cm" draw:page-number="4" presentation:class="page"/>
          <draw:frame draw:name="Google Shape;66;g885471cd33_0_7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sažené výsledky" draw:style-name="dp3" draw:master-page-name="TITLE_5f_AND_5f_BODY" presentation:presentation-page-layout-name="AL2T1">
        <office:forms form:automatic-focus="false" form:apply-design-mode="false"/>
        <draw:frame draw:name="Google Shape;82;p17" presentation:style-name="pr4" draw:text-style-name="P6" draw:layer="layout" svg:width="23.667cm" svg:height="2.386cm" svg:x="0.866cm" svg:y="0.838cm" presentation:class="title" presentation:user-transformed="true">
          <draw:text-box>
            <text:p text:style-name="P6">Výsledky práce</text:p>
          </draw:text-box>
        </draw:frame>
        <draw:frame draw:name="Google Shape;83;p17" presentation:style-name="pr7" draw:text-style-name="P6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6">Základ pro budoucí výzkumy impulzních modelů</text:p>
              </text:list-item>
              <text:list-item>
                <text:p text:style-name="P6">Porovnání nástrojů Nengo a SNN-Toolbox</text:p>
                <text:list>
                  <text:list-item>
                    <text:p text:style-name="P6">Konverze modelu CNN vytvořeného pomocí Keras</text:p>
                  </text:list-item>
                </text:list>
              </text:list-item>
              <text:list-item>
                <text:p text:style-name="P6">Využití impulzní sítě pro klasifikaci P300 vln</text:p>
                <text:list>
                  <text:list-item>
                    <text:p text:style-name="P6">Konverze existující CNN pomocí SNN-Toolboxu</text:p>
                  </text:list-item>
                  <text:list-item>
                    <text:p text:style-name="P6">Nedosahuje stejné přesnosti jako původní model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9;g885471cd33_0_17:notes" draw:style-name="gr1" draw:layer="layout" svg:width="16.932cm" svg:height="9.524cm" svg:x="1.059cm" svg:y="1.905cm" draw:page-number="5" presentation:class="page"/>
          <draw:frame draw:name="Google Shape;80;g885471cd33_0_17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hodnocení" draw:style-name="dp3" draw:master-page-name="TITLE_5f_AND_5f_BODY" presentation:presentation-page-layout-name="AL2T1">
        <office:forms form:automatic-focus="false" form:apply-design-mode="false"/>
        <draw:frame draw:name="Google Shape;89;p18" presentation:style-name="pr4" draw:text-style-name="P6" draw:layer="layout" svg:width="23.667cm" svg:height="2.386cm" svg:x="0.866cm" svg:y="0.838cm" presentation:class="title" presentation:user-transformed="true">
          <draw:text-box>
            <text:p text:style-name="P6">Závěr</text:p>
          </draw:text-box>
        </draw:frame>
        <draw:frame draw:name="Google Shape;90;p18" presentation:style-name="pr7" draw:text-style-name="P6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6">SNN zatím nedosahují stejné přesnosti jako ANN</text:p>
                <text:list>
                  <text:list-item>
                    <text:p text:style-name="P6">Chybí vhodné metody pro efektivní učení s dohledem</text:p>
                  </text:list-item>
                </text:list>
              </text:list-item>
              <text:list-item>
                <text:p text:style-name="P6">Existují metody pro konverzi stávajících ANN modelů</text:p>
              </text:list-item>
              <text:list-item>
                <text:p text:style-name="P6">Nengo – vyžaduje čas na seznámení, vhodné na větší projekty</text:p>
              </text:list-item>
              <text:list-item>
                <text:p text:style-name="P6">SNN-Toolbox – funguje “out of the box”, složité pro rozšíření a úpravy</text:p>
              </text:list-item>
            </text:list>
          </draw:text-box>
        </draw:frame>
        <presentation:notes draw:style-name="dp2">
          <draw:page-thumbnail draw:name="Google Shape;86;g885471cd33_0_22:notes" draw:style-name="gr1" draw:layer="layout" svg:width="16.932cm" svg:height="9.524cm" svg:x="1.059cm" svg:y="1.905cm" draw:page-number="6" presentation:class="page"/>
          <draw:frame draw:name="Google Shape;87;g885471cd33_0_22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ěkuji Vám za pozornost" draw:style-name="dp1" draw:master-page-name="MAIN_5f_POINT">
        <office:forms form:automatic-focus="false" form:apply-design-mode="false"/>
        <draw:frame draw:name="Google Shape;96;p19" presentation:style-name="pr13" draw:text-style-name="P7" draw:layer="layout" svg:width="17.687cm" svg:height="11.362cm" svg:x="3.856cm" svg:y="1.462cm" presentation:class="title" presentation:user-transformed="true">
          <draw:text-box>
            <text:p text:style-name="P1"><text:span text:style-name="T4">Děkuji Vám za pozornost</text:span></text:p>
          </draw:text-box>
        </draw:frame>
        <presentation:notes draw:style-name="dp2">
          <draw:page-thumbnail draw:name="Google Shape;93;g885471cd33_0_27:notes" draw:style-name="gr1" draw:layer="layout" svg:width="16.931cm" svg:height="9.524cm" svg:x="1.059cm" svg:y="1.93cm" draw:page-number="7" presentation:class="page"/>
          <draw:frame draw:name="Google Shape;94;g885471cd33_0_27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name="Google Shape;102;p20" presentation:style-name="pr15" draw:text-style-name="P9" draw:layer="layout" svg:width="23.667cm" svg:height="3.73cm" svg:x="0.866cm" svg:y="1.236cm" presentation:class="title" presentation:user-transformed="true">
          <draw:text-box>
            <text:p text:style-name="P8"><text:span text:style-name="T5">1. Jak vypadala architektura spiking neuronové sítě vzniklé konverzí konvoluční neuronové sítě popsané v kapitole 6?</text:span></text:p>
          </draw:text-box>
        </draw:frame>
        <draw:frame draw:name="Google Shape;103;p20" presentation:style-name="pr16" draw:text-style-name="P10" draw:layer="layout" svg:width="23.667cm" svg:height="7.723cm" svg:x="0.866cm" svg:y="4.967cm" presentation:class="outline" presentation:placeholder="true" presentation:user-transformed="true">
          <draw:text-box/>
        </draw:frame>
        <presentation:notes draw:style-name="dp2">
          <draw:page-thumbnail draw:name="Google Shape;99;g885471cd33_0_35:notes" draw:style-name="gr1" draw:layer="layout" svg:width="16.932cm" svg:height="9.524cm" svg:x="1.059cm" svg:y="1.905cm" draw:page-number="8" presentation:class="page"/>
          <draw:frame draw:name="Google Shape;100;g885471cd33_0_35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2T1">
        <office:forms form:automatic-focus="false" form:apply-design-mode="false"/>
        <draw:frame draw:name="Google Shape;109;p21" presentation:style-name="pr18" draw:text-style-name="P9" draw:layer="layout" svg:width="23.667cm" svg:height="3.379cm" svg:x="0.866cm" svg:y="1.236cm" presentation:class="title" presentation:user-transformed="true">
          <draw:text-box>
            <text:p text:style-name="P8"><text:span text:style-name="T5">2. Jaká byla pozorovaná časová náročnost simulace ve srovnání s původní konvoluční neuronovou sítí?</text:span></text:p>
          </draw:text-box>
        </draw:frame>
        <draw:frame draw:name="Google Shape;110;p21" presentation:style-name="pr19" draw:text-style-name="P10" draw:layer="layout" svg:width="23.667cm" svg:height="8.074cm" svg:x="0.866cm" svg:y="4.616cm" presentation:class="outline" presentation:placeholder="true" presentation:user-transformed="true">
          <draw:text-box/>
        </draw:frame>
        <presentation:notes draw:style-name="dp2">
          <draw:page-thumbnail draw:name="Google Shape;106;g885471cd33_0_40:notes" draw:style-name="gr1" draw:layer="layout" svg:width="19.798cm" svg:height="11.136cm" svg:x="0.6cm" svg:y="2.257cm" draw:page-number="9" presentation:class="page"/>
          <draw:frame draw:name="Google Shape;107;g885471cd33_0_40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24pt" style:font-style-asian="normal" style:font-weight-asian="normal" style:font-name-complex="Arial1" style:font-family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Arial1" style:font-family-asian="Arial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font-style="normal" fo:text-shadow="none" style:text-underline-style="none" fo:font-weight="bold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outline1">
      <style:graphic-properties fo:min-height="8.287cm"/>
      <style:paragraph-properties style:writing-mode="lr-tb"/>
    </style:style>
    <style:style style:name="Mpr5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9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frame draw:name="Google Shape;17;p4" presentation:style-name="TITLE_5f_AND_5f_BODY-title" draw:layer="backgroundobjects" svg:width="23.667cm" svg:height="1.59cm" svg:x="0.866cm" svg:y="0.636cm" presentation:class="title" presentation:placeholder="true" presentation:user-transformed="true">
        <draw:text-box/>
      </draw:frame>
      <draw:frame draw:name="Google Shape;18;p4" presentation:style-name="Mpr4" draw:text-style-name="MP7" draw:layer="backgroundobjects" svg:width="23.667cm" svg:height="9.999cm" svg:x="0.866cm" svg:y="2.601cm" presentation:class="outline" presentation:user-transformed="tru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9;p4" presentation:style-name="Mpr5" draw:text-style-name="MP6" draw:layer="backgroundobjects" svg:width="3.658cm" svg:height="1.092cm" svg:x="21.4cm" svg:y="12.953cm" presentation:class="page-number" presentation:user-transformed="true">
        <draw:text-box>
          <text:p text:style-name="MP5"><text:span text:style-name="MT2"><text:page-number>&lt;number&gt;</text:page-number></text:span><text:span text:style-name="MT2">/</text:span><text:span text:style-name="MT2"><text:page-count>9</text:page-count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office:forms form:automatic-focus="false" form:apply-design-mode="false"/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4.2$Windows_X86_64 LibreOffice_project/3d775be2011f3886db32dfd395a6a6d1ca2630ff</meta:generator>
    <dc:date>2020-06-09T19:36:43.170000000</dc:date>
    <meta:editing-duration>P1DT2M43S</meta:editing-duration>
    <meta:editing-cycles>41</meta:editing-cycles>
    <meta:document-statistic meta:object-count="73"/>
  </office:meta>
</office:document-meta>
</file>